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10.211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00782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number-columns-repeated="2" table:default-cell-style-name="Default"/>
        <table:table-row table:style-name="ro2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ages non titrées</text:p>
          </table:table-cell>
          <table:table-cell office:value-type="string">
            <text:p>Les pages n'ont pas de noms</text:p>
          </table:table-cell>
          <table:table-cell office:value-type="string">
            <text:p>Titrer la page dans le &lt;head&gt;</text:p>
          </table:table-cell>
          <table:table-cell office:value-type="string">
            <text:p>Ajouter des titres indiquant sur quelle page nous sommes</text:p>
          </table:table-cell>
          <table:table-cell table:style-name="ce4" office:value-type="string">
            <text:p>2.4.2</text:p>
          </table:table-cell>
          <table:table-cell table:style-name="ce6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s pages n'ont pas de description</text:p>
          </table:table-cell>
          <table:table-cell office:value-type="string">
            <text:p>Décrire la page dans le &lt;head&gt;</text:p>
          </table:table-cell>
          <table:table-cell office:value-type="string">
            <text:p>Ajouter une description pour inciter à visiter la page</text:p>
          </table:table-cell>
          <table:table-cell table:style-name="ce4" office:value-type="string">
            <text:p>2.4.2</text:p>
          </table:table-cell>
          <table:table-cell table:style-name="ce6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tructure des headings</text:p>
          </table:table-cell>
          <table:table-cell office:value-type="string">
            <text:p>Les balises &lt;h&gt; sont non-conformes</text:p>
          </table:table-cell>
          <table:table-cell office:value-type="string">
            <text:p>Respecter une structure de headings</text:p>
          </table:table-cell>
          <table:table-cell office:value-type="string">
            <text:p>Restructurer l'ordre des &lt;h1&gt;, &lt;h2&gt; et &lt;h3&gt;</text:p>
          </table:table-cell>
          <table:table-cell office:value-type="string">
            <text:p>2.4.6 / 2.4.10</text:p>
          </table:table-cell>
          <table:table-cell table:style-name="ce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Alt non conformes</text:p>
          </table:table-cell>
          <table:table-cell office:value-type="string">
            <text:p>Les textes alternatifs ne sont pas représentatifs</text:p>
          </table:table-cell>
          <table:table-cell office:value-type="string">
            <text:p>Décrire correctement l'image</text:p>
          </table:table-cell>
          <table:table-cell office:value-type="string">
            <text:p>Faire une description représentative des images</text:p>
          </table:table-cell>
          <table:table-cell office:value-type="string">
            <text:p>1.1.1</text:p>
          </table:table-cell>
          <table:table-cell table:style-name="ce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Mots-clés non pertinents</text:p>
          </table:table-cell>
          <table:table-cell office:value-type="string">
            <text:p>Les mots-clés de la meta ne sont pas pertinents</text:p>
          </table:table-cell>
          <table:table-cell office:value-type="string">
            <text:p>Bien choisir ses mots-clés</text:p>
          </table:table-cell>
          <table:table-cell office:value-type="string">
            <text:p>Réécrire la meta keyword avec des mots-clés adéquats </text:p>
          </table:table-cell>
          <table:table-cell/>
          <table:table-cell table:style-name="ce6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erte de link juice</text:p>
          </table:table-cell>
          <table:table-cell office:value-type="string">
            <text:p>Les annuaires diluent le link juice</text:p>
          </table:table-cell>
          <table:table-cell office:value-type="string">
            <text:p>Ne pas surcharger de liens</text:p>
          </table:table-cell>
          <table:table-cell office:value-type="string">
            <text:p>Ajouter l'attribut 'nofollow' aux liens ou supprimer les annuaire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Texte caché</text:p>
          </table:table-cell>
          <table:table-cell office:value-type="string">
            <text:p>Texte de la même couleur que le background</text:p>
          </table:table-cell>
          <table:table-cell office:value-type="string">
            <text:p>Ne pas utiliser de techniques black hat</text:p>
          </table:table-cell>
          <table:table-cell office:value-type="string">
            <text:p>Supprimer la section avec le texte caché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Responsive instable</text:p>
          </table:table-cell>
          <table:table-cell office:value-type="string">
            <text:p>Les pages ne réagissent pas correctement</text:p>
          </table:table-cell>
          <table:table-cell office:value-type="string">
            <text:p>Véirifier le responsive avant la mise en production</text:p>
          </table:table-cell>
          <table:table-cell office:value-type="string">
            <text:p>Retravailler certains éléments pour avoir un design responsive</text:p>
          </table:table-cell>
          <table:table-cell office:value-type="string">
            <text:p>5.2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Code peu rigoureux</text:p>
          </table:table-cell>
          <table:table-cell office:value-type="string">
            <text:p>Quelques petits éléments inutiles ou mal balisés</text:p>
          </table:table-cell>
          <table:table-cell office:value-type="string">
            <text:p>Respecter les nomenclatures</text:p>
          </table:table-cell>
          <table:table-cell office:value-type="string">
            <text:p>Vérifier le code html à la recherche d'erreurs de coding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trop petit</text:p>
          </table:table-cell>
          <table:table-cell office:value-type="string">
            <text:p>Le texte de certains paragraphes est trop petit</text:p>
          </table:table-cell>
          <table:table-cell office:value-type="string">
            <text:p>Respecter le minimum de 16px pour les &lt;p&gt;</text:p>
          </table:table-cell>
          <table:table-cell office:value-type="string">
            <text:p>Modifications de la font-size dans le CSS 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ue par défaut</text:p>
          </table:table-cell>
          <table:table-cell office:value-type="string">
            <text:p>Balise &lt;lang&gt; est réglé sur 'défault'</text:p>
          </table:table-cell>
          <table:table-cell office:value-type="string">
            <text:p>Penser aux technonogies d'assistances</text:p>
          </table:table-cell>
          <table:table-cell office:value-type="string">
            <text:p>Régler l'attribut sur 'fr' pour les lecteurs d'écran </text:p>
          </table:table-cell>
          <table:table-cell office:value-type="string">
            <text:p>3.1.1</text:p>
          </table:table-cell>
          <table:table-cell table:style-name="ce6"/>
          <table:table-cell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sous forme d'images</text:p>
          </table:table-cell>
          <table:table-cell office:value-type="string">
            <text:p>Le texte ne sera pas pris en compte par les T.A.</text:p>
          </table:table-cell>
          <table:table-cell office:value-type="string">
            <text:p>Ecrire de vrais paragraphes </text:p>
          </table:table-cell>
          <table:table-cell office:value-type="string">
            <text:p>Remplacer les images par des textes en balises &lt;p&gt;</text:p>
          </table:table-cell>
          <table:table-cell office:value-type="string">
            <text:p>1.4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Faire des tests manuels</text:p>
          </table:table-cell>
          <table:table-cell office:value-type="string">
            <text:p>Vérifier si le focus a été désactivé et l'optimiser en CSS</text:p>
          </table:table-cell>
          <table:table-cell office:value-type="string">
            <text:p>2.4.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rmulaire inachevé</text:p>
          </table:table-cell>
          <table:table-cell office:value-type="string">
            <text:p>Aucun placeholder et aucun code couleur</text:p>
          </table:table-cell>
          <table:table-cell office:value-type="string">
            <text:p>Se mettre à la place de l'utilisateur</text:p>
          </table:table-cell>
          <table:table-cell office:value-type="string">
            <text:p>Ajouter code couleur et autres indications claires</text:p>
          </table:table-cell>
          <table:table-cell office:value-type="string">
            <text:p>1.3.5 / 1.4.1 / 3.3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des couleurs </text:p>
          </table:table-cell>
          <table:table-cell office:value-type="string">
            <text:p>Couleur de certains textes pas assez contrastés</text:p>
          </table:table-cell>
          <table:table-cell office:value-type="string">
            <text:p>Tester à l'aide d'outils de constrate des couleurs</text:p>
          </table:table-cell>
          <table:table-cell office:value-type="string">
            <text:p>Opter pour des couleurs respectant les ratios</text:p>
          </table:table-cell>
          <table:table-cell office:value-type="string">
            <text:p>1.4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Aucuns attributs ARIA</text:p>
          </table:table-cell>
          <table:table-cell office:value-type="string">
            <text:p>Les attributs ARIA sont inexistants</text:p>
          </table:table-cell>
          <table:table-cell office:value-type="string">
            <text:p>Penser accessibilité pendant la conception</text:p>
          </table:table-cell>
          <table:table-cell office:value-type="string">
            <text:p>Ajouter des attributs ARIA là où c'est nécessair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Expiration du cache</text:p>
          </table:table-cell>
          <table:table-cell office:value-type="string">
            <text:p>Aucune mise en cache par le browser</text:p>
          </table:table-cell>
          <table:table-cell office:value-type="string">
            <text:p>Ajouter une expiration à une date lointaine</text:p>
          </table:table-cell>
          <table:table-cell office:value-type="string">
            <text:p>Ajouter une meta http-equiv avec la valeur 'expires'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CSS trop volumineux</text:p>
          </table:table-cell>
          <table:table-cell office:value-type="string">
            <text:p>Le css n'est pas minifié</text:p>
          </table:table-cell>
          <table:table-cell office:value-type="string">
            <text:p>Economiser du poids en minifiant le CSS</text:p>
          </table:table-cell>
          <table:table-cell office:value-type="string">
            <text:p>Minifier le CS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erfomance</text:p>
          </table:table-cell>
          <table:table-cell office:value-type="string">
            <text:p>Images trop lourde</text:p>
          </table:table-cell>
          <table:table-cell office:value-type="string">
            <text:p>L'image au format .bmp pèse trop lourd </text:p>
          </table:table-cell>
          <table:table-cell office:value-type="string">
            <text:p>Incorporer des images optimisées</text:p>
          </table:table-cell>
          <table:table-cell table:style-name="ce3" office:value-type="string">
            <text:p>Convertir l'image dans un autre format ou la redimensionner</text:p>
          </table:table-cell>
          <table:table-cell/>
          <table:table-cell table:style-name="ce6"/>
          <table:table-cell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30/03/2022</text:date>, <text:time>16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1S</meta:editing-duration>
    <meta:editing-cycles>49</meta:editing-cycles>
    <meta:generator>OpenOffice/4.1.11$Win32 OpenOffice.org_project/4111m1$Build-9808</meta:generator>
    <dc:date>2022-03-30T16:40:21.65</dc:date>
    <dc:creator>Christophe Moretto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